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Grande" svg:font-family="LucidaGrand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3.2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ucidaGrande" fo:font-size="12pt" style:font-name-asian="LucidaGrande" style:font-name-complex="LucidaGrande" style:font-size-asian="12pt" style:font-size-complex="12pt"/>
    </style:style>
    <style:style style:name="T2" style:family="text">
      <style:text-properties style:use-window-font-color="true" fo:font-size="12pt" style:font-size-asian="12pt" style:font-size-complex="12pt" style:font-name="Helvetica" style:font-name-asian="Helvetica" style:font-name-complex="Helvetica"/>
    </style:style>
    <style:style style:name="T3" style:family="text">
      <style:text-properties style:use-window-font-color="true" fo:font-size="12pt" style:font-size-asian="12pt" style:font-size-complex="12pt" style:font-name="LucidaGrande" style:font-name-asian="LucidaGrande" style:font-name-complex="LucidaGrande"/>
    </style:style>
  </office:automatic-styles>
  <office:body>
    <office:spreadsheet>
      <table:calculation-settings table:automatic-find-labels="false" table:use-regular-expressions="false" table:use-wildcards="true"/>
      <table:table table:name="object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eld_place_publication</text:p>
          </table:table-cell>
          <table:table-cell office:value-type="string" calcext:value-type="string">
            <text:p>field_place_created</text:p>
          </table:table-cell>
          <table:table-cell office:value-type="string" calcext:value-type="string">
            <text:p>field_date_issued</text:p>
          </table:table-cell>
          <table:table-cell office:value-type="string" calcext:value-type="string">
            <text:p>field_date_created</text:p>
          </table:table-cell>
          <table:table-cell office:value-type="string" calcext:value-type="string">
            <text:p>field_date_copyright</text:p>
          </table:table-cell>
          <table:table-cell office:value-type="string" calcext:value-type="string">
            <text:p>field_date_digitized</text:p>
          </table:table-cell>
          <table:table-cell office:value-type="string" calcext:value-type="string">
            <text:p>field_date_other</text:p>
          </table:table-cell>
          <table:table-cell office:value-type="string" calcext:value-type="string">
            <text:p>field_sort_date</text:p>
          </table:table-cell>
          <table:table-cell office:value-type="string" calcext:value-type="string">
            <text:p>field_sort_date_field_name</text:p>
          </table:table-cell>
          <table:table-cell office:value-type="string" calcext:value-type="string">
            <text:p>field_issuance_mode</text:p>
          </table:table-cell>
          <table:table-cell office:value-type="string" calcext:value-type="string">
            <text:p>field_publication_stmt</text:p>
          </table:table-cell>
          <table:table-cell office:value-type="string" calcext:value-type="string">
            <text:p>field_creation_stmt</text:p>
          </table:table-cell>
          <table:table-cell office:value-type="string" calcext:value-type="string">
            <text:p>field_manufacture_stmt</text:p>
          </table:table-cell>
          <table:table-cell office:value-type="string" calcext:value-type="string">
            <text:p>field_associated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1</text:p>
          </table:table-cell>
          <table:table-cell office:value-type="string" calcext:value-type="string">
            <text:p>marc_countries:oru</text:p>
          </table:table-cell>
          <table:table-cell/>
          <table:table-cell office:value-type="float" office:value="1911" calcext:value-type="float">
            <text:p>191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field_date_issued</text:p>
          </table:table-cell>
          <table:table-cell office:value-type="string" calcext:value-type="string">
            <text:p>monographic</text:p>
          </table:table-cell>
          <table:table-cell office:value-type="string" calcext:value-type="string">
            <text:p>[Salem, Oregon : Office of the Governor, 1911]</text:p>
          </table:table-cell>
          <table:table-cell/>
          <table:table-cell office:value-type="string" calcext:value-type="string">
            <text:p>Salem, Oregon : Willis S. Duniway, State Printer, 19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tle2</text:p>
          </table:table-cell>
          <table:table-cell office:value-type="string" calcext:value-type="string">
            <text:p>marc_countries:idu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field_date_issued</text:p>
          </table:table-cell>
          <table:table-cell office:value-type="string" calcext:value-type="string">
            <text:p>monographic</text:p>
          </table:table-cell>
          <table:table-cell office:value-type="string" calcext:value-type="string">
            <text:p>[Moscow, Idaho] : University of Idaho Cooperative Extension System ; [Corvallis, Or.] : Oregon State University Extension Service ; [Pullman, Wash.] : Washington State University Cooperative Extension ; [Washington, D.C.] : U.S. Dept. of Agriculture, c20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3</text:p>
          </table:table-cell>
          <table:table-cell table:number-columns-repeated="2"/>
          <table:table-cell table:style-name="ce1" office:value-type="date" office:date-value="1995-01-10" calcext:value-type="date">
            <text:p>1995-01-10</text:p>
          </table:table-cell>
          <table:table-cell table:style-name="ce1"/>
          <table:table-cell table:number-columns-repeated="3"/>
          <table:table-cell table:style-name="ce1" office:value-type="date" office:date-value="1995-01-10" calcext:value-type="date">
            <text:p>1995-01-10</text:p>
          </table:table-cell>
          <table:table-cell office:value-type="string" calcext:value-type="string">
            <text:p>field_date_issued</text:p>
          </table:table-cell>
          <table:table-cell/>
          <table:table-cell office:value-type="string" calcext:value-type="string">
            <text:p>[no place recorded] : Municipal University of Omaha; University of Nebraska at Omaha; University of Omaha (1908-1931), 1995-01-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4</text:p>
          </table:table-cell>
          <table:table-cell table:number-columns-repeated="3"/>
          <table:table-cell table:number-columns-repeated="2"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ield_date_created</text:p>
          </table:table-cell>
          <table:table-cell table:number-columns-repeated="2"/>
          <table:table-cell office:value-type="string" calcext:value-type="string">
            <text:p>[no place recorded] : Alabama Agricultural and Mechanical University, 19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tle5</text:p>
          </table:table-cell>
          <table:table-cell/>
          <table:table-cell office:value-type="string" calcext:value-type="string">
            <text:p>geo_location:Proscenium Thrust, Performance Place</text:p>
          </table:table-cell>
          <table:table-cell/>
          <table:table-cell table:style-name="ce1" office:value-type="date" office:date-value="2002-02-24" calcext:value-type="date">
            <text:p>2002-02-24</text:p>
          </table:table-cell>
          <table:table-cell table:number-columns-repeated="3"/>
          <table:table-cell table:style-name="ce1" office:value-type="date" office:date-value="2002-02-24" calcext:value-type="date">
            <text:p>2002-02-24</text:p>
          </table:table-cell>
          <table:table-cell office:value-type="string" calcext:value-type="string">
            <text:p>field_date_created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tle6</text:p>
          </table:table-cell>
          <table:table-cell office:value-type="string" calcext:value-type="string">
            <text:p>geo_location:Richmond, Va</text:p>
          </table:table-cell>
          <table:table-cell/>
          <table:table-cell office:value-type="string" calcext:value-type="string">
            <text:p>1973-0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1973-04</text:p>
          </table:table-cell>
          <table:table-cell office:value-type="string" calcext:value-type="string">
            <text:p>field_date_issued</text:p>
          </table:table-cell>
          <table:table-cell table:number-columns-repeated="4"/>
          <table:table-cell office:value-type="string" calcext:value-type="string">
            <text:p>%Virginia Commonwealth University%as%Publisher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tle7</text:p>
          </table:table-cell>
          <table:table-cell table:number-columns-repeated="2"/>
          <table:table-cell office:value-type="string" calcext:value-type="string">
            <text:p>1905/1915</text:p>
          </table:table-cell>
          <table:table-cell table:number-columns-repeated="4"/>
          <table:table-cell office:value-type="string" calcext:value-type="string">
            <text:p>1905/1915</text:p>
          </table:table-cell>
          <table:table-cell office:value-type="string" calcext:value-type="string">
            <text:p>field_date_issued</text:p>
          </table:table-cell>
          <table:table-cell table:number-columns-repeated="4"/>
          <table:table-cell office:value-type="string" calcext:value-type="string">
            <text:p>%VCU Libraries%as%Publisher%|%A. Gibian%as%Publisher%|%American News Company%as%Publisher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itle8</text:p>
          </table:table-cell>
          <table:table-cell office:value-type="string" calcext:value-type="string">
            <text:p>marc_countries:mr</text:p>
          </table:table-cell>
          <table:table-cell/>
          <table:table-cell office:value-type="float" office:value="1516" calcext:value-type="float">
            <text:p>1516</text:p>
          </table:table-cell>
          <table:table-cell table:number-columns-repeated="4"/>
          <table:table-cell office:value-type="float" office:value="1516" calcext:value-type="float">
            <text:p>1516</text:p>
          </table:table-cell>
          <table:table-cell office:value-type="string" calcext:value-type="string">
            <text:p>field_date_issued</text:p>
          </table:table-cell>
          <table:table-cell office:value-type="string" calcext:value-type="string">
            <text:p>monographic</text:p>
          </table:table-cell>
          <table:table-cell table:style-name="ce2" office:value-type="string" calcext:value-type="string">
            <text:p><text:span text:style-name="T1">רע</text:span><text:span text:style-name="T2">"</text:span><text:span text:style-name="T3">ז</text:span><text:span text:style-name="T2">, 1516  ‪,</text:span><text:span text:style-name="T3">‬שמואל</text:span><text:span text:style-name="T2"> </text:span><text:span text:style-name="T3">נדיבות</text:span><text:span text:style-name="T2"> ‪:‬ </text:span><text:span text:style-name="T3">פאס|</text:span><text:span text:style-name="T2">[Fez : Shemuʼel Nedivot, 277, 1516]</text:span></text:p>
          </table:table-cell>
          <table:table-cell table:number-columns-repeated="3"/>
        </table:table-row>
      </table:table>
      <table:table table:name="marc_countr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oru</text:p>
          </table:table-cell>
          <table:table-cell table:formula="of:=&quot;http://id.loc.gov/vocabulary/countries/&quot;&amp;[.C2]" office:value-type="string" office:string-value="http://id.loc.gov/vocabulary/countries/oru" calcext:value-type="string">
            <text:p>http://id.loc.gov/vocabulary/countries/oru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u</text:p>
          </table:table-cell>
          <table:table-cell table:formula="of:=&quot;http://id.loc.gov/vocabulary/countries/&quot;&amp;[.C3]" office:value-type="string" office:string-value="http://id.loc.gov/vocabulary/countries/idu" calcext:value-type="string">
            <text:p>http://id.loc.gov/vocabulary/countries/idu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r</text:p>
          </table:table-cell>
          <table:table-cell table:formula="of:=&quot;http://id.loc.gov/vocabulary/countries/&quot;&amp;[.C4]" office:value-type="string" office:string-value="http://id.loc.gov/vocabulary/countries/mr" calcext:value-type="string">
            <text:p>http://id.loc.gov/vocabulary/countries/mr</text:p>
          </table:table-cell>
        </table:table-row>
      </table:table>
      <table:table table:name="issuance_mod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_form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onograph</text:p>
          </table:table-cell>
          <table:table-cell office:value-type="string" calcext:value-type="string">
            <text:p>monographic</text:p>
          </table:table-cell>
          <table:table-cell office:value-type="string" calcext:value-type="string">
            <text:p>http://id.loc.gov/vocabulary/issuance/mono</text:p>
          </table:table-cell>
        </table:table-row>
      </table:table>
      <table:table table:name="geo_loca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_geo_alt_name</text:p>
          </table:table-cell>
          <table:table-cell office:value-type="string" calcext:value-type="string">
            <text:p>field_uri</text:p>
          </table:table-cell>
          <table:table-cell office:value-type="string" calcext:value-type="string">
            <text:p>field_geo_broader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roscenium Thrust, Performance Place</text:p>
          </table:table-cell>
          <table:table-cell table:number-columns-repeated="3"/>
        </table:table-row>
      </table:table>
      <table:table table:name="agent_in_rol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ookup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orporate_body:Virginia Commonwealth University</text:p>
          </table:table-cell>
          <table:table-cell office:value-type="string" calcext:value-type="string">
            <text:p>agent_role:Publisher</text:p>
          </table:table-cell>
          <table:table-cell office:value-type="string" calcext:value-type="string">
            <text:p>%Virginia Commonwealth University%as%Publisher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rporate_body:VCU Libraries</text:p>
          </table:table-cell>
          <table:table-cell office:value-type="string" calcext:value-type="string">
            <text:p>agent_role:Publisher</text:p>
          </table:table-cell>
          <table:table-cell office:value-type="string" calcext:value-type="string">
            <text:p>%VCU Libraries%as%Publisher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orporate_body:A. Gibian</text:p>
          </table:table-cell>
          <table:table-cell office:value-type="string" calcext:value-type="string">
            <text:p>agent_role:Publisher</text:p>
          </table:table-cell>
          <table:table-cell office:value-type="string" calcext:value-type="string">
            <text:p>%A. Gibian%as%Publisher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orporate_body:American News Company</text:p>
          </table:table-cell>
          <table:table-cell office:value-type="string" calcext:value-type="string">
            <text:p>agent_role:Publisher</text:p>
          </table:table-cell>
          <table:table-cell office:value-type="string" calcext:value-type="string">
            <text:p>%American News Company%as%Publisher%</text:p>
          </table:table-cell>
        </table:table-row>
      </table:table>
      <table:table table:name="corporate_bod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Virginia Commonwealth University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CU Librarie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. Gibia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merican News Company</text:p>
          </table:table-cell>
        </table:table-row>
      </table:table>
      <table:table table:name="agent_ro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role_pbl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<text:a xlink:href="http://id.loc.gov/vocabulary/relators/pbl" xlink:type="simple">http://id.loc.gov/vocabulary/relators/pb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Grande" svg:font-family="LucidaGrand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2T14:43:19.511904057</meta:creation-date>
    <meta:generator>LibreOffice/7.0.6.2$MacOSX_X86_64 LibreOffice_project/144abb84a525d8e30c9dbbefa69cbbf2d8d4ae3b</meta:generator>
    <dc:date>2021-10-22T19:46:03.121828422</dc:date>
    <meta:editing-duration>PT52M2S</meta:editing-duration>
    <meta:editing-cycles>8</meta:editing-cycles>
    <meta:document-statistic meta:table-count="7" meta:cell-count="144" meta:object-count="0"/>
  </office:meta>
</office:document-meta>
</file>